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, 'Courier New'" style:font-family-generic="modern" style:font-pitch="fixed"/>
    <style:font-face style:name="Nimbus Mono L" svg:font-family="'Nimbus Mono L', 'Courier New'" style:font-family-generic="modern" style:font-pitch="fixed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6666ff" style:font-name="Liberation Mono" style:font-name-asian="Liberation Mono"/>
    </style:style>
    <style:style style:name="T3" style:family="text">
      <style:text-properties fo:color="#000000" style:font-name="Liberation Mono" style:font-name-asian="Liberation Mono"/>
    </style:style>
    <style:style style:name="T4" style:family="text">
      <style:text-properties fo:color="#0000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MAKE WINDOWS DEFAULT BOOT OPTION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Determine on which line in the boot menu of Grub, the Windows boot line currently is (often on line number 5, but not always)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AKE WINDOWS DEFAULT BOOT OP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Now make sure that you have installed the applications <text:span text:style-name="T1">gksu</text:span> and leafpad:</text:p>
            <text:p/>
            <text:p>Copy and paste the following line into the terminal:<text:line-break/><text:span text:style-name="T2">sudo apt-get install gksu leafpad</text:span></text:p>
            <text:p><text:span text:style-name="T2"/></text:p>
            <text:p><text:span text:style-name="T3">Press Enter and submit your passwor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AKE WINDOWS DEFAULT BOOT OP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Then type in the terminal (or copy and paste):</text:p>
            <text:p><text:line-break/><text:span text:style-name="T2">gksudo leafpad /etc/default/grub</text:span></text:p>
            <text:p><text:span text:style-name="T3"/></text:p>
            <text:p><text:span text:style-name="T3">Press Ent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AKE WINDOWS DEFAULT BOOT OP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p>Find the following line (nearly at the beginning):<text:line-break/><text:span text:style-name="T4">GRUB_DEFAULT=0</text:span></text:p>
            <text:p><text:span text:style-name="T1"/></text:p>
            <text:p><text:span text:style-name="T1">If Windows is at line 5 in your Grub menu, you have to change the 0 into 4:</text:span></text:p>
            <text:p><text:span text:style-name="T4"><text:line-break/></text:span><text:span text:style-name="T4">GRUB_DEFAULT=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AKE WINDOWS DEFAULT BOOT OP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Save and close the configuration file</text:p>
            <text:p/>
            <text:p>Apply the change, by regenerating the Grub menu</text:p>
            <text:p><text:span text:style-name="T2">sudo update-grub</text:span></text:p>
            <text:p><text:span text:style-name="T2"/></text:p>
            <text:p><text:span text:style-name="T3">Press Enter</text:span></text:p>
            <text:p><text:span text:style-name="T3"/></text:p>
            <text:p><text:span text:style-name="T3">Type your password and press Enter again</text:span></text:p>
            <text:p><text:span text:style-name="T3"/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KE WINDOWS DEFAULT BOOT OPTION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p text:style-name="P2"/>
            <text:p text:style-name="P2"/>
            <text:p text:style-name="P2">Now you're done!</text:p>
            <text:p text:style-name="P2"/>
            <text:p text:style-name="P2">When you reboot, the Windows boot line should be activated by default. 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, 'Courier New'" style:font-family-generic="modern" style:font-pitch="fixed"/>
    <style:font-face style:name="Nimbus Mono L" svg:font-family="'Nimbus Mono L', 'Courier New'" style:font-family-generic="modern" style:font-pitch="fixed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FreeSans" style:font-family-asian="FreeSans" style:font-family-generic-asian="swiss" style:font-pitch-asian="variable" style:font-size-asian="18pt" style:font-weight-asian="bold" style:font-weight-complex="bold"/>
    </style:style>
    <style:style style:name="Source_20_Text" style:display-name="Source Text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ex Bouwense</meta:initial-creator>
    <meta:creation-date>2017-03-16T12:45:16.273177570</meta:creation-date>
    <dc:date>2017-03-16T13:06:44.137758599</dc:date>
    <dc:creator>Rex Bouwense</dc:creator>
    <meta:editing-duration>PT10M27S</meta:editing-duration>
    <meta:editing-cycles>1</meta:editing-cycles>
    <meta:document-statistic meta:object-count="45"/>
    <meta:generator>LibreOffice/5.1.6.2$Linux_X86_64 LibreOffice_project/10m0$Build-2</meta:generator>
  </office:meta>
</office:document-meta>
</file>